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24-02-20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23-01-30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22-01-25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21-01-26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20-02-04 2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19-02-07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17-02-02 0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16-01-2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15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14-01-28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13-01-29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12-01-25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11-02-18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10-02-02 2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09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08-01-29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07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06-01-18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0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0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0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02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0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2000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99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9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97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9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9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9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9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8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87-01-21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8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83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8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81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80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7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7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7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7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7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6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01060105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